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irs</text:p>
          </table:table-cell>
          <table:table-cell table:number-columns-repeated="2"/>
          <table:table-cell office:value-type="string" calcext:value-type="string">
            <text:p>stripes</text:p>
          </table:table-cell>
          <table:table-cell/>
        </table:table-row>
        <table:table-row table:style-name="ro1">
          <table:table-cell office:value-type="string" calcext:value-type="string">
            <text:p>lin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lin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625714" calcext:value-type="float">
            <text:p>625714</text:p>
          </table:table-cell>
          <table:table-cell office:value-type="float" office:value="7.712" calcext:value-type="float">
            <text:p>7.712</text:p>
          </table:table-cell>
          <table:table-cell/>
          <table:table-cell office:value-type="float" office:value="625714" calcext:value-type="float">
            <text:p>625714</text:p>
          </table:table-cell>
          <table:table-cell office:value-type="string" calcext:value-type="string">
            <text:p>0m40.945s</text:p>
          </table:table-cell>
        </table:table-row>
        <table:table-row table:style-name="ro1">
          <table:table-cell office:value-type="float" office:value="1249427" calcext:value-type="float">
            <text:p>1249427</text:p>
          </table:table-cell>
          <table:table-cell office:value-type="float" office:value="40.851" calcext:value-type="float">
            <text:p>40.851</text:p>
          </table:table-cell>
          <table:table-cell/>
          <table:table-cell office:value-type="float" office:value="625714" calcext:value-type="float">
            <text:p>625714</text:p>
          </table:table-cell>
          <table:table-cell office:value-type="string" calcext:value-type="string">
            <text:p>0m11.518s</text:p>
          </table:table-cell>
        </table:table-row>
        <table:table-row table:style-name="ro1">
          <table:table-cell office:value-type="float" office:value="6247134" calcext:value-type="float">
            <text:p>6247134</text:p>
          </table:table-cell>
          <table:table-cell office:value-type="float" office:value="832.662" calcext:value-type="float">
            <text:p>832.662</text:p>
          </table:table-cell>
          <table:table-cell/>
          <table:table-cell office:value-type="float" office:value="9995411" calcext:value-type="float">
            <text:p>9995411</text:p>
          </table:table-cell>
          <table:table-cell office:value-type="float" office:value="11.518" calcext:value-type="float">
            <text:p>11.518</text:p>
          </table:table-cell>
        </table:table-row>
        <table:table-row table:style-name="ro1">
          <table:table-cell office:value-type="float" office:value="9995411" calcext:value-type="float">
            <text:p>9995411</text:p>
          </table:table-cell>
          <table:table-cell office:value-type="float" office:value="1852.541" calcext:value-type="float">
            <text:p>1852.541</text:p>
          </table:table-cell>
          <table:table-cell/>
          <table:table-cell office:value-type="float" office:value="9995411" calcext:value-type="float">
            <text:p>9995411</text:p>
          </table:table-cell>
          <table:table-cell office:value-type="float" office:value="14.872" calcext:value-type="float">
            <text:p>14.872</text:p>
          </table:table-cell>
        </table:table-row>
        <table:table-row table:style-name="ro1">
          <table:table-cell table:number-columns-repeated="3"/>
          <table:table-cell office:value-type="float" office:value="9995411" calcext:value-type="float">
            <text:p>9995411</text:p>
          </table:table-cell>
          <table:table-cell office:value-type="float" office:value="40.945" calcext:value-type="float">
            <text:p>40.945</text:p>
          </table:table-cell>
        </table:table-row>
        <table:table-row table:style-name="ro1">
          <table:table-cell table:number-columns-repeated="3"/>
          <table:table-cell office:value-type="float" office:value="6247134" calcext:value-type="float">
            <text:p>6247134</text:p>
          </table:table-cell>
          <table:table-cell office:value-type="float" office:value="16.417" calcext:value-type="float">
            <text:p>16.417</text:p>
          </table:table-cell>
        </table:table-row>
        <table:table-row table:style-name="ro1">
          <table:table-cell table:number-columns-repeated="3"/>
          <table:table-cell office:value-type="float" office:value="9995411" calcext:value-type="float">
            <text:p>9995411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table:number-columns-repeated="3"/>
          <table:table-cell office:value-type="float" office:value="7496560" calcext:value-type="float">
            <text:p>7496560</text:p>
          </table:table-cell>
          <table:table-cell office:value-type="float" office:value="756" calcext:value-type="float">
            <text:p>7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22:30:58.132925298</meta:creation-date>
    <dc:date>2017-10-22T22:58:56.487489999</dc:date>
    <meta:editing-duration>PT4M27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